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paragraph-rsid="00071cdf"/>
    </style:style>
    <style:style style:name="P3" style:family="paragraph" style:parent-style-name="Text_20_body">
      <style:text-properties officeooo:rsid="00460ae5" officeooo:paragraph-rsid="00460ae5"/>
    </style:style>
    <style:style style:name="P4" style:family="paragraph" style:parent-style-name="Text_20_body">
      <style:text-properties officeooo:paragraph-rsid="0049f37d"/>
    </style:style>
    <style:style style:name="P5" style:family="paragraph" style:parent-style-name="Text_20_body">
      <style:text-properties officeooo:paragraph-rsid="0053710b"/>
    </style:style>
    <style:style style:name="P6" style:family="paragraph" style:parent-style-name="Text_20_body">
      <style:text-properties officeooo:paragraph-rsid="005575f4"/>
    </style:style>
    <style:style style:name="P7" style:family="paragraph" style:parent-style-name="Heading_20_2">
      <style:text-properties officeooo:rsid="0046ab98" officeooo:paragraph-rsid="0046ab98"/>
    </style:style>
    <style:style style:name="P8" style:family="paragraph" style:parent-style-name="Heading_20_2">
      <style:text-properties officeooo:rsid="00071cdf" officeooo:paragraph-rsid="00071cdf"/>
    </style:style>
    <style:style style:name="P9" style:family="paragraph" style:parent-style-name="Text_20_body" style:list-style-name="L1">
      <style:text-properties officeooo:paragraph-rsid="0053240b"/>
    </style:style>
    <style:style style:name="P10" style:family="paragraph" style:parent-style-name="Text_20_body" style:list-style-name="L2">
      <style:text-properties officeooo:rsid="0008e3bc" officeooo:paragraph-rsid="0008e3bc"/>
    </style:style>
    <style:style style:name="P11" style:family="paragraph" style:parent-style-name="Text_20_body" style:list-style-name="L3">
      <style:text-properties officeooo:paragraph-rsid="000dc431"/>
    </style:style>
    <style:style style:name="P12" style:family="paragraph" style:parent-style-name="Text_20_body" style:list-style-name="L3">
      <style:text-properties officeooo:rsid="000b7df3" officeooo:paragraph-rsid="000b7df3"/>
    </style:style>
    <style:style style:name="P13" style:family="paragraph" style:parent-style-name="Text_20_body" style:list-style-name="L4">
      <style:text-properties officeooo:paragraph-rsid="000b7df3"/>
    </style:style>
    <style:style style:name="P14" style:family="paragraph" style:parent-style-name="Text_20_body" style:list-style-name="L4">
      <style:text-properties officeooo:paragraph-rsid="00071cdf"/>
    </style:style>
    <style:style style:name="P15" style:family="paragraph" style:parent-style-name="Text_20_body" style:list-style-name="L4">
      <style:text-properties officeooo:rsid="000532cd" officeooo:paragraph-rsid="00071cdf"/>
    </style:style>
    <style:style style:name="P16" style:family="paragraph" style:parent-style-name="Text_20_body" style:list-style-name="L4">
      <style:text-properties officeooo:rsid="0008595b" officeooo:paragraph-rsid="00071cdf"/>
    </style:style>
    <style:style style:name="P17" style:family="paragraph" style:parent-style-name="Text_20_body" style:list-style-name="L4">
      <style:text-properties officeooo:rsid="0050e666" officeooo:paragraph-rsid="0050e666"/>
    </style:style>
    <style:style style:name="T1" style:family="text">
      <style:text-properties officeooo:rsid="00071cdf"/>
    </style:style>
    <style:style style:name="T2" style:family="text">
      <style:text-properties officeooo:rsid="0008e3bc"/>
    </style:style>
    <style:style style:name="T3" style:family="text">
      <style:text-properties officeooo:rsid="000a0434"/>
    </style:style>
    <style:style style:name="T4" style:family="text">
      <style:text-properties officeooo:rsid="000b7df3"/>
    </style:style>
    <style:style style:name="T5" style:family="text">
      <style:text-properties officeooo:rsid="000d17f8"/>
    </style:style>
    <style:style style:name="T6" style:family="text">
      <style:text-properties fo:language="zxx" fo:country="none" fo:font-weight="normal" style:language-asian="zxx" style:country-asian="none" style:font-weight-asian="normal" style:language-complex="zxx" style:country-complex="none" style:font-weight-complex="normal"/>
    </style:style>
    <style:style style:name="T7" style:family="text">
      <style:text-properties fo:language="zxx" fo:country="none" fo:font-weight="normal" officeooo:rsid="0049f37d" style:language-asian="zxx" style:country-asian="none" style:font-weight-asian="normal" style:language-complex="zxx" style:country-complex="none" style:font-weight-complex="normal"/>
    </style:style>
    <style:style style:name="T8" style:family="text">
      <style:text-properties fo:language="zxx" fo:country="none" fo:font-weight="normal" officeooo:rsid="004bed78" style:language-asian="zxx" style:country-asian="none" style:font-weight-asian="normal" style:language-complex="zxx" style:country-complex="none" style:font-weight-complex="normal"/>
    </style:style>
    <style:style style:name="T9" style:family="text">
      <style:text-properties fo:language="zxx" fo:country="none" fo:font-weight="normal" officeooo:rsid="004ce97a" style:language-asian="zxx" style:country-asian="none" style:font-weight-asian="normal" style:language-complex="zxx" style:country-complex="none" style:font-weight-complex="normal"/>
    </style:style>
    <style:style style:name="T10" style:family="text">
      <style:text-properties fo:language="zxx" fo:country="none" fo:font-weight="normal" officeooo:rsid="004eb45e" style:language-asian="zxx" style:country-asian="none" style:font-weight-asian="normal" style:language-complex="zxx" style:country-complex="none" style:font-weight-complex="normal"/>
    </style:style>
    <style:style style:name="T11" style:family="text">
      <style:text-properties fo:language="zxx" fo:country="none" fo:font-weight="normal" officeooo:rsid="0054c4cb" style:language-asian="zxx" style:country-asian="none" style:font-weight-asian="normal" style:language-complex="zxx" style:country-complex="none" style:font-weight-complex="normal"/>
    </style:style>
    <style:style style:name="T12" style:family="text">
      <style:text-properties fo:language="zxx" fo:country="none" fo:font-weight="normal" officeooo:rsid="0053710b" style:language-asian="zxx" style:country-asian="none" style:font-weight-asian="normal" style:language-complex="zxx" style:country-complex="none" style:font-weight-complex="normal"/>
    </style:style>
    <style:style style:name="T13" style:family="text">
      <style:text-properties fo:language="zxx" fo:country="none" fo:font-weight="normal" officeooo:rsid="005575f4" style:language-asian="zxx" style:country-asian="none" style:font-weight-asian="normal" style:language-complex="zxx" style:country-complex="none" style:font-weight-complex="normal"/>
    </style:style>
    <style:style style:name="T14" style:family="text">
      <style:text-properties fo:language="zxx" fo:country="none" fo:font-weight="normal" officeooo:rsid="00558778" style:language-asian="zxx" style:country-asian="none" style:font-weight-asian="normal" style:language-complex="zxx" style:country-complex="none" style:font-weight-complex="normal"/>
    </style:style>
    <style:style style:name="T15" style:family="text">
      <style:text-properties fo:language="zxx" fo:country="none" fo:font-weight="normal" officeooo:rsid="0057cea8"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59b0c3" style:language-asian="zxx" style:country-asian="none" style:font-weight-asian="normal" style:language-complex="zxx" style:country-complex="none" style:font-weight-complex="normal"/>
    </style:style>
    <style:style style:name="T17" style:family="text">
      <style:text-properties fo:language="zxx" fo:country="none" fo:font-weight="normal" officeooo:rsid="005db96c" style:language-asian="zxx" style:country-asian="none" style:font-weight-asian="normal" style:language-complex="zxx" style:country-complex="none" style:font-weight-complex="normal"/>
    </style:style>
    <style:style style:name="T18" style:family="text">
      <style:text-properties fo:language="zxx" fo:country="none" fo:font-weight="normal" officeooo:rsid="005f1cca" style:language-asian="zxx" style:country-asian="none" style:font-weight-asian="normal" style:language-complex="zxx" style:country-complex="none" style:font-weight-complex="normal"/>
    </style:style>
    <style:style style:name="T19" style:family="text">
      <style:text-properties fo:language="zxx" fo:country="none" officeooo:rsid="000b7df3" style:language-asian="zxx" style:country-asian="none" style:language-complex="zxx" style:country-complex="none"/>
    </style:style>
    <style:style style:name="T20" style:family="text">
      <style:text-properties fo:language="zxx" fo:country="none" officeooo:rsid="00071cdf" style:language-asian="zxx" style:country-asian="none" style:language-complex="zxx" style:country-complex="none"/>
    </style:style>
    <style:style style:name="T21" style:family="text">
      <style:text-properties fo:language="zxx" fo:country="none" officeooo:rsid="00442ee7" style:language-asian="zxx" style:country-asian="none" style:language-complex="zxx" style:country-complex="none"/>
    </style:style>
    <style:style style:name="T22" style:family="text">
      <style:text-properties fo:language="zxx" fo:country="none" officeooo:rsid="0045d5ef" style:language-asian="zxx" style:country-asian="none" style:language-complex="zxx" style:country-complex="none"/>
    </style:style>
    <style:style style:name="T23" style:family="text">
      <style:text-properties fo:language="zxx" fo:country="none" officeooo:rsid="000532cd" style:language-asian="zxx" style:country-asian="none" style:language-complex="zxx" style:country-complex="none"/>
    </style:style>
    <style:style style:name="T24" style:family="text">
      <style:text-properties fo:language="zxx" fo:country="none" officeooo:rsid="000d17f8" style:language-asian="zxx" style:country-asian="none" style:language-complex="zxx" style:country-complex="none"/>
    </style:style>
    <style:style style:name="T25" style:family="text">
      <style:text-properties fo:language="zxx" fo:country="none" officeooo:rsid="0053240b" style:language-asian="zxx" style:country-asian="none" style:language-complex="zxx" style:country-complex="none"/>
    </style:style>
    <style:style style:name="T26" style:family="text">
      <style:text-properties fo:language="zxx" fo:country="none" officeooo:rsid="005c7d22" style:language-asian="zxx" style:country-asian="none" style:language-complex="zxx" style:country-complex="none"/>
    </style:style>
    <style:style style:name="T27" style:family="text">
      <style:text-properties fo:language="zxx" fo:country="none" officeooo:rsid="005e90fc" style:language-asian="zxx" style:country-asian="none" style:language-complex="zxx" style:country-complex="none"/>
    </style:style>
    <style:style style:name="T28" style:family="text">
      <style:text-properties fo:language="zxx" fo:country="none" officeooo:rsid="005f1cca" style:language-asian="zxx" style:country-asian="none" style:language-complex="zxx" style:country-complex="none"/>
    </style:style>
    <style:style style:name="T29" style:family="text">
      <style:text-properties fo:language="zxx" fo:country="none" fo:font-weight="bold" style:language-asian="zxx" style:country-asian="none" style:font-weight-asian="bold" style:language-complex="zxx" style:country-complex="none" style:font-weight-complex="bold"/>
    </style:style>
    <style:style style:name="T30" style:family="text">
      <style:text-properties fo:language="zxx" fo:country="none" fo:font-weight="bold" officeooo:rsid="0042c7f9" style:language-asian="zxx" style:country-asian="none" style:font-weight-asian="bold" style:language-complex="zxx" style:country-complex="none" style:font-weight-complex="bold"/>
    </style:style>
    <style:style style:name="T31" style:family="text">
      <style:text-properties fo:language="zxx" fo:country="none" fo:font-weight="bold" officeooo:rsid="0049f37d" style:language-asian="zxx" style:country-asian="none" style:font-weight-asian="bold" style:language-complex="zxx" style:country-complex="none" style:font-weight-complex="bold"/>
    </style:style>
    <style:style style:name="T32" style:family="text">
      <style:text-properties fo:language="zxx" fo:country="none" fo:font-weight="bold" officeooo:rsid="0053710b" style:language-asian="zxx" style:country-asian="none" style:font-weight-asian="bold" style:language-complex="zxx" style:country-complex="none" style:font-weight-complex="bold"/>
    </style:style>
    <style:style style:name="T33" style:family="text">
      <style:text-properties fo:language="zxx" fo:country="none" fo:font-weight="bold" officeooo:rsid="005575f4" style:language-asian="zxx" style:country-asian="none" style:font-weight-asian="bold" style:language-complex="zxx" style:country-complex="none" style:font-weight-complex="bold"/>
    </style:style>
    <style:style style:name="T34" style:family="text">
      <style:text-properties officeooo:rsid="00442ee7"/>
    </style:style>
    <style:style style:name="T35" style:family="text">
      <style:text-properties style:font-name="Arial" fo:font-size="18.2000007629395pt" fo:language="zxx" fo:country="none" fo:font-weight="bold" officeooo:rsid="00442ee7"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36" style:family="text">
      <style:text-properties officeooo:rsid="000532cd"/>
    </style:style>
    <style:style style:name="T37" style:family="text">
      <style:text-properties officeooo:rsid="0053240b"/>
    </style:style>
    <style:style style:name="T38" style:family="text">
      <style:text-properties officeooo:rsid="005e90fc"/>
    </style:style>
    <style:style style:name="T39" style:family="text">
      <style:text-properties officeooo:rsid="005f1c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text:span text:style-name="T35">DHT22</text:span> Weather Underground Station</text:h>
      <text:p text:style-name="P1">This project is a <text:span text:style-name="T3">minimal</text:span>, temperature-<text:span text:style-name="T34">and-humidity</text:span>-only weather station that reports to the Weather Underground, <text:a xlink:type="simple" xlink:href="https://www.wunderground.com/" text:style-name="Internet_20_link" text:visited-style-name="Visited_20_Internet_20_Link">https://www.wunderground.com/</text:a> , <text:span text:style-name="T3">via WiFi.</text:span></text:p>
      <text:p text:style-name="P2"><text:span text:style-name="T1">It uses a Sparkfun ESP8266 Thing Dev board as the Arduino, a Level Shifter, and one </text:span><text:span text:style-name="T20">D</text:span><text:span text:style-name="T21">HT22</text:span><text:span text:style-name="T1"> Temperature and Humidity Sensor to read the ambient temperature. The project is housed in a 3D printed box that has holes at the bottom for the USB power and the sensor. </text:span></text:p>
      <text:h text:style-name="P7" text:outline-level="2">To Do</text:h>
      <text:list xml:id="list1555401209" text:style-name="L1">
        <text:list-item>
          <text:p text:style-name="P9"><text:span text:style-name="T37">Decide what sort of 3D printable box to </text:span><text:span text:style-name="T25">m</text:span><text:span text:style-name="T26">ake for it, </text:span><text:span text:style-name="T27">and how to wire it without a breadboard.</text:span></text:p>
        </text:list-item>
      </text:list>
      <text:h text:style-name="Heading_20_2" text:outline-level="2">3D Printing <text:span text:style-name="T2">and Assembly</text:span> Instructions <text:span text:style-name="T38">(TODO to be rewritten)</text:span></text:h>
      <text:list xml:id="list3452772800" text:style-name="L2">
        <text:list-item>
          <text:p text:style-name="P10">I prefer PLA.</text:p>
        </text:list-item>
        <text:list-item>
          <text:p text:style-name="P10">Print box.stl and boxLid.stl. Print without support, raft, or brim.</text:p>
        </text:list-item>
        <text:list-item>
          <text:p text:style-name="P10">The lid may be a little tight the first few times you slide it in. <text:span text:style-name="T5">It will loosen with wear.</text:span></text:p>
        </text:list-item>
      </text:list>
      <text:h text:style-name="Heading_20_2" text:outline-level="2">How to Register your Weather Station</text:h>
      <text:list xml:id="list2264024288" text:style-name="L3">
        <text:list-item>
          <text:p text:style-name="P12">Create a free account on Weather Underground, <text:a xlink:type="simple" xlink:href="https://www.wunderground.com/" text:style-name="Internet_20_link" text:visited-style-name="Visited_20_Internet_20_Link">https://www.wunderground.com/</text:a></text:p>
        </text:list-item>
        <text:list-item>
          <text:p text:style-name="P12">Log in to Weather Underground</text:p>
        </text:list-item>
        <text:list-item>
          <text:p text:style-name="P12">Select, under My Profile, My Weather Stations</text:p>
        </text:list-item>
        <text:list-item>
          <text:p text:style-name="P12">On the resulting screen, select the Register with WU tab</text:p>
        </text:list-item>
        <text:list-item>
          <text:p text:style-name="P12">Follow the instructions to register your station, selecting "other" for Station Hardware.</text:p>
        </text:list-item>
        <text:list-item>
          <text:p text:style-name="P11"><text:span text:style-name="T5">Write down the resulting Station ID and Station Key. You will load these into the ESP8266 EEPROM </text:span><text:span text:style-name="T24">b</text:span><text:span text:style-name="T27">ecause</text:span><text:span text:style-name="T5"> the Arduino code doesn't have any private information in it. See instructions in the Arduino code (.ino) file for how to load the WiFi credentials and Station credentials into the ESP8266 EEPROM.</text:span></text:p>
        </text:list-item>
        <text:list-item>
          <text:p text:style-name="P12">After a few minutes, power up your new weather station. It should upload the temperature, <text:span text:style-name="T39">humidity, and estimated dew point</text:span> every <text:span text:style-name="T34">few</text:span> minutes.</text:p>
        </text:list-item>
      </text:list>
      <text:h text:style-name="P8" text:outline-level="2">Design Notes</text:h>
      <text:list xml:id="list3658481664" text:style-name="L4">
        <text:list-item>
          <text:p text:style-name="P13"><text:span text:style-name="T4">Weather Underground takes temperature in degrees Fahrenheit. The code converts from degrees Celsius (the </text:span><text:span text:style-name="T19">D</text:span><text:span text:style-name="T22">HT22</text:span><text:span text:style-name="T4"> native form) to degrees Fahrenheit for upload.</text:span></text:p>
        </text:list-item>
        <text:list-item>
          <text:p text:style-name="P15"><text:span text:style-name="T4">My</text:span> box will be put in a very damp environment <text:span text:style-name="T1">(outside, under a balcony).</text:span></text:p>
        </text:list-item>
        <text:list-item>
          <text:p text:style-name="P14"><text:span text:style-name="T36">The box holds an ESP8266 Thing Dev board, level shifter, and </text:span><text:span text:style-name="T23">D</text:span><text:span text:style-name="T22">HT22</text:span><text:span text:style-name="T36"> temperature sensor.</text:span></text:p>
        </text:list-item>
        <text:list-item>
          <text:p text:style-name="P14"><text:span text:style-name="T36">It is powered by wall-powered USB, plugged into a nearby all-weather socket. My power supply is sheltered from the rain, so it should work fine.</text:span></text:p>
        </text:list-item>
        <text:list-item>
          <text:p text:style-name="P14"><text:span text:style-name="T36">The temperature/humidity sensor </text:span><text:span text:style-name="T20">s</text:span><text:span text:style-name="T28">hould be</text:span><text:span text:style-name="T36"> below the ESP8266, to minimize the effect of the </text:span><text:soft-page-break/><text:span text:style-name="T36">heat generated by the ESP8266. It should also be sheltered from rain, snow, etc. because the DHT22 doesn't tolerate direct moisture.</text:span></text:p>
        </text:list-item>
        <text:list-item>
          <text:p text:style-name="P16">The ESP8266 spec claims an operating temperature range of -40°~125° C, so we shouldn't have any trouble with low or high ambient temperatures here.</text:p>
        </text:list-item>
        <text:list-item>
          <text:p text:style-name="P17">The Sparkfun level shifter includes pull-up resistors, so I don't need to add one for the DHT22.</text:p>
        </text:list-item>
      </text:list>
      <text:h text:style-name="P8" text:outline-level="2">Diary</text:h>
      <text:p text:style-name="P6"><text:span text:style-name="T30">M</text:span><text:span text:style-name="T33">on Dec 7</text:span><text:span text:style-name="T13"> – Wired the circuit, with the DHT22 on the breadboard. Checked the resistance between power and ground, ground and ground, etc. </text:span><text:span text:style-name="T18">Then p</text:span><text:span text:style-name="T13">owered u</text:span><text:span text:style-name="T18">p</text:span><text:span text:style-name="T13"> the circuit and measured the 3.3V and 5V supplies – looks good.<text:line-break/><text:tab/></text:span><text:span text:style-name="T14">Programmed the EEPROM with m</text:span><text:span text:style-name="T18">y</text:span><text:span text:style-name="T14"> Wifi and Weather Underground credentials.<text:line-break/><text:tab/></text:span><text:span text:style-name="T15">Tested the reading of the DHT22, w</text:span><text:span text:style-name="T18">ith the uploading code commented out</text:span><text:span text:style-name="T15">. Seemed to work fine, </text:span><text:span text:style-name="T18">in that it agreed well with a temperature and humidity sensor we have near my office.</text:span><text:span text:style-name="T15"><text:line-break/><text:tab/>Tested that the DHT22 library works with pin 16 as the data pin. </text:span><text:span text:style-name="T18">Some libraries don't work with the ESP8266 pin 16 because of bit shifting issues; the DHT22 library doesn't seem to have that problem.</text:span><text:span text:style-name="T15"><text:line-break/><text:tab/></text:span><text:span text:style-name="T17">Added code to estimate the dew point from the temperature and humidity. </text:span><text:span text:style-name="T18">It agreed reasonably well with </text:span><text:a xlink:type="simple" xlink:href="https://www.calculator.net/dew-point-calculator.html" text:style-name="Internet_20_link" text:visited-style-name="Visited_20_Internet_20_Link"><text:span text:style-name="T18">https://www.calculator.net/dew-point-calculator.html</text:span></text:a><text:span text:style-name="T18">. It successfully uploaded temperature, humidity, and estimated dew point to Weather Underground.</text:span></text:p>
      <text:p text:style-name="P5"><text:span text:style-name="T30">S</text:span><text:span text:style-name="T32">un Dec 6</text:span><text:span text:style-name="T12"> – C</text:span><text:span text:style-name="T11">reated</text:span><text:span text:style-name="T12"> a Fritzing diagram of the circuit.</text:span></text:p>
      <text:p text:style-name="P4"><text:span text:style-name="T32">Sat </text:span><text:span text:style-name="T30">D</text:span><text:span text:style-name="T31">ec 5 </text:span><text:span text:style-name="T7"><text:s/>- Began work on the wiring. The previously-free Fritzing is now 8 Euro, which is $9.70 USD. </text:span><text:span text:style-name="T16">Paid, then d</text:span><text:span text:style-name="T8">ownloaded and installed Fritzing.<text:line-break/><text:tab/>Sketched the circuit, which is pretty simple: There's the </text:span><text:span text:style-name="T9">3.3V </text:span><text:span text:style-name="T8">ESP8266 Thing Dev, a level shifter, and <text:s/>the </text:span><text:span text:style-name="T9">5V </text:span><text:span text:style-name="T8">DHT22. </text:span><text:span text:style-name="T9">Handily the ESP8266 board has a 5V output.<text:line-break/><text:tab/>Started wiring it up on a half-length breadboard to try out the circuit and Arduino Sketch.<text:line-break/><text:tab/></text:span><text:span text:style-name="T18">Considering how to mount the breadboard, I d</text:span><text:span text:style-name="T10">iscovered the half breadboard doesn't have screw holes at the corners, unlike the full-length breadboards I have.</text:span></text:p>
      <text:p text:style-name="P3"><text:span text:style-name="T30">N</text:span><text:span text:style-name="T29">ov 28, 2020</text:span><text:span text:style-name="T6"> – Began work on the project. Started by copying the MAX31820WeatherStation Arduino Sketch, then replacing the temperature code with DHT22-specific code.<text:line-break/><text:tab/>A question came to mind: is the DHT22 temperature and humidity reading time too large to accomodate the ESP8266's background WiFi work? I'll need to measure what the reading time i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2H16M8S</meta:editing-duration>
    <meta:editing-cycles>75</meta:editing-cycles>
    <meta:generator>LibreOffice/6.3.5.2$Windows_X86_64 LibreOffice_project/dd0751754f11728f69b42ee2af66670068624673</meta:generator>
    <dc:date>2020-12-07T18:25:57.163000000</dc:date>
    <meta:document-statistic meta:table-count="0" meta:image-count="0" meta:object-count="0" meta:page-count="2" meta:paragraph-count="30" meta:word-count="734" meta:character-count="4435" meta:non-whitespace-character-count="3734"/>
    <meta:user-defined meta:name="Info 1"/>
    <meta:user-defined meta:name="Info 2"/>
    <meta:user-defined meta:name="Info 3"/>
    <meta:user-defined meta:name="Info 4"/>
  </office:meta>
</office:document-meta>
</file>